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C000002D87D861F878BAA56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0.9cm" svg:height="19.261cm" svg:x="5.095cm" svg:y="5.209cm">
          <draw:image xlink:href="Pictures/100000010000019C000002D87D861F878BAA56C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27T11:41:44.600546146</meta:creation-date>
    <dc:date>2025-04-27T11:46:43.382272907</dc:date>
    <meta:editing-duration>PT4M59S</meta:editing-duration>
    <meta:editing-cycles>1</meta:editing-cycles>
    <meta:document-statistic meta:object-count="1"/>
    <meta:generator>LibreOffice/7.3.7.2$Linux_X86_64 LibreOffice_project/30$Build-2</meta:generator>
  </office:meta>
</office:document-meta>
</file>